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99cm" style:rel-column-width="13106*"/>
    </style:style>
    <style:style style:name="Tableau1.B" style:family="table-column">
      <style:table-column-properties style:column-width="3.401cm" style:rel-column-width="13107*"/>
    </style:style>
    <style:style style:name="Tableau1.E" style:family="table-column">
      <style:table-column-properties style:column-width="3.401cm" style:rel-column-width="1310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4d670" officeooo:paragraph-rsid="001aa792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1aa79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2a412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1c4fe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0124f" officeooo:paragraph-rsid="0020124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f6bf6" officeooo:paragraph-rsid="001f6bf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301ea" officeooo:paragraph-rsid="002301e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35aaa" officeooo:paragraph-rsid="00235aa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4b975" officeooo:paragraph-rsid="0024b97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60490" officeooo:paragraph-rsid="0026049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75b0f" officeooo:paragraph-rsid="00275b0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76b65" officeooo:paragraph-rsid="00235aa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76b65" officeooo:paragraph-rsid="00276b6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87cfe" officeooo:paragraph-rsid="00287cf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87cfe" officeooo:paragraph-rsid="001aa79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8f762" officeooo:paragraph-rsid="0028f76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90088" officeooo:paragraph-rsid="0029008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a4127" officeooo:paragraph-rsid="002a412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bb725" officeooo:paragraph-rsid="002bb72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ee668" officeooo:paragraph-rsid="002ee66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30459" officeooo:paragraph-rsid="0033045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3857b0" officeooo:paragraph-rsid="003857b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3a9193" officeooo:paragraph-rsid="003a919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1aa792" officeooo:paragraph-rsid="001aa79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2a4127" officeooo:paragraph-rsid="002a412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275b0f" officeooo:paragraph-rsid="00275b0f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1aa792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rsid="00260490" officeooo:paragraph-rsid="00260490"/>
    </style:style>
    <style:style style:name="P30" style:family="paragraph" style:parent-style-name="Table_20_Contents">
      <style:paragraph-properties fo:text-align="start" style:justify-single-word="false"/>
      <style:text-properties fo:language="zxx" fo:country="none" style:text-underline-style="none" fo:font-weight="normal" officeooo:rsid="00260490" officeooo:paragraph-rsid="00260490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aa792" officeooo:paragraph-rsid="001aa792" style:font-weight-asian="bold" style:font-weight-complex="bold"/>
    </style:style>
    <style:style style:name="T1" style:family="text">
      <style:text-properties officeooo:rsid="001aa792"/>
    </style:style>
    <style:style style:name="T2" style:family="text">
      <style:text-properties officeooo:rsid="001c4fe2"/>
    </style:style>
    <style:style style:name="T3" style:family="text">
      <style:text-properties officeooo:rsid="00215348"/>
    </style:style>
    <style:style style:name="T4" style:family="text">
      <style:text-properties officeooo:rsid="00235aaa"/>
    </style:style>
    <style:style style:name="T5" style:family="text">
      <style:text-properties officeooo:rsid="00260490"/>
    </style:style>
    <style:style style:name="T6" style:family="text">
      <style:text-properties officeooo:rsid="00275b0f"/>
    </style:style>
    <style:style style:name="T7" style:family="text">
      <style:text-properties officeooo:rsid="00276b65"/>
    </style:style>
    <style:style style:name="T8" style:family="text">
      <style:text-properties officeooo:rsid="0028f762"/>
    </style:style>
    <style:style style:name="T9" style:family="text">
      <style:text-properties officeooo:rsid="00290088"/>
    </style:style>
    <style:style style:name="T10" style:family="text">
      <style:text-properties officeooo:rsid="002a4127"/>
    </style:style>
    <style:style style:name="T11" style:family="text">
      <style:text-properties style:text-underline-style="none" fo:font-weight="bold" officeooo:rsid="001aa792" style:font-weight-asian="bold" style:font-weight-complex="bold"/>
    </style:style>
    <style:style style:name="T12" style:family="text">
      <style:text-properties style:text-underline-style="none" fo:font-weight="bold" officeooo:rsid="002a4127" style:font-weight-asian="bold" style:font-weight-complex="bold"/>
    </style:style>
    <style:style style:name="T13" style:family="text">
      <style:text-properties officeooo:rsid="002bb725"/>
    </style:style>
    <style:style style:name="T14" style:family="text">
      <style:text-properties officeooo:rsid="002ee668"/>
    </style:style>
    <style:style style:name="T15" style:family="text">
      <style:text-properties officeooo:rsid="002ff664"/>
    </style:style>
    <style:style style:name="T16" style:family="text">
      <style:text-properties officeooo:rsid="0033b841"/>
    </style:style>
    <style:style style:name="T17" style:family="text">
      <style:text-properties officeooo:rsid="00377727"/>
    </style:style>
    <style:style style:name="T18" style:family="text">
      <style:text-properties officeooo:rsid="0039c7a0"/>
    </style:style>
    <style:style style:name="T19" style:family="text">
      <style:text-properties officeooo:rsid="003e63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/><text:span text:style-name="T19">x</text:span>Dessin :</text:p>
      <text:p text:style-name="P1">Pour chaque dessin, quatre paramètres, <text:span text:style-name="T1">évalué</text:span> <text:span text:style-name="T3">de 1 à 5</text:span> :</text:p>
      <text:p text:style-name="P1">Complexité</text:p>
      <text:p text:style-name="P1">Mouvement</text:p>
      <text:p text:style-name="P1">Intensité </text:p>
      <text:p text:style-name="P1">Amplitude</text:p>
      <text:p text:style-name="P1"/>
      <text:p text:style-name="P4">Pour chaque classe à chaque niveau, un maximum pour chaque paramètre, <text:span text:style-name="T2">ou une valeur fixe et on peut juste descendre un paramètre sans en booster un autre?</text:span></text:p>
      <text:p text:style-name="P4"/>
      <text:p text:style-name="P21">Pour chaque don, l'intensité et la complexité ont une signification différente. <text:span text:style-name="T16">Pour chaque don, chaque paramètre à un poids différent dans les dégâts.</text:span></text:p>
      <text:p text:style-name="P1"/>
      <text:p text:style-name="P2">le choix de l'emplacement de matérialisation se fait au moment de rouvrir les yeux donc pas de ratage <text:span text:style-name="T3">(portée max dépendant de la perception?)</text:span></text:p>
      <text:p text:style-name="P1"/>
      <text:p text:style-name="P2">Temps de cast<text:span text:style-name="T3">=durée des dessins</text:span>, fixe:</text:p>
      <text:p text:style-name="P2">Lesteplume : 1/2 tour</text:p>
      <text:p text:style-name="P2">Invocateur : 2 tours</text:p>
      <text:p text:style-name="P2">Enchanteur : 10 tours</text:p>
      <text:p text:style-name="P2"/>
      <text:p text:style-name="P5">Durée des dessins, fixe :</text:p>
      <text:p text:style-name="P5">Lesteplume : 1/2 tour</text:p>
      <text:p text:style-name="P5">Invocateur : <text:span text:style-name="T4">2 tours</text:span></text:p>
      <text:p text:style-name="P5">Enchanteur : lourd (2 tour<text:span text:style-name="T4">s)</text:span> ou léger (1/2 tour)</text:p>
      <text:p text:style-name="P2"/>
      <text:p text:style-name="P2">Pas de caractéristique sur le dessin, mais potentiellement des compétences extraordinaires</text:p>
      <text:p text:style-name="P1"/>
      <text:p text:style-name="P24">Ressources :</text:p>
      <text:p text:style-name="P24"/>
      <text:p text:style-name="P2">Cout en énergie à la fin de combat selon le nb de tours <text:span text:style-name="T10">actifs pour chaque joueur</text:span></text:p>
      <text:p text:style-name="P22">1 tour = 1 énergie compté à la fin du combat</text:p>
      <text:p text:style-name="P22">Si plus d'énergie : malus de -30 à tout, pas possible de dessiner</text:p>
      <text:p text:style-name="P18">Hors-combat : coûts pour des actions physiques/magiques enchaînés dans un court laps de temps</text:p>
      <text:p text:style-name="P3"/>
      <text:p text:style-name="P3">possibilité de surcharger avec des chances d'échec/ + haut cout en énergie (compétence à débloquer)</text:p>
      <text:p text:style-name="P2"/>
      <text:p text:style-name="P18">Un personnage tombe inconscient à 0 PV et en-dessous</text:p>
      <text:p text:style-name="P18">Jet de constitution pour pas prendre un stun d'1 tour quand on subit + de 50% PV d'un coup</text:p>
      <text:p text:style-name="P18">Il est en hémorragie à -20% PV <text:s/>(-2 PV par tour)</text:p>
      <text:p text:style-name="P18">Et mort définitivement à -30% PV</text:p>
      <text:p text:style-name="P18"/>
      <text:p text:style-name="P22">Nuit de repos ==&gt; 1d6 PV + 1d6 En<text:span text:style-name="T18">ergie</text:span></text:p>
      <text:list xml:id="list4273753305073335891" text:style-name="L1">
        <text:list-header>
          <text:p text:style-name="P31"/>
        </text:list-header>
      </text:list>
      <text:p text:style-name="P27"><text:span text:style-name="T12">T</text:span><text:span text:style-name="T11">ours :</text:span></text:p>
      <text:p text:style-name="P2">chaque camp (Pjs + alliés face à PNJs) joue son tour ensemble, avec résolution du tour simultanée pour chaque camp</text:p>
      <text:p text:style-name="P2">pour chaque joueur, je lui explique sa situation, puis il réfléchit, puis ils me donnent leur(s) action(s) ensemble</text:p>
      <text:p text:style-name="P2">le camp qui engage le combat a l'initiative</text:p>
      <text:p text:style-name="P2"/>
      <text:p text:style-name="P14">1 tour = <text:s/>3s</text:p>
      <text:p text:style-name="P2"><text:soft-page-break/></text:p>
      <text:p text:style-name="P24">Déplacement :</text:p>
      <text:p text:style-name="P2"/>
      <text:p text:style-name="P14">1/2 tour : 3 m</text:p>
      <text:p text:style-name="P15">1 tour : 10 m</text:p>
      <text:p text:style-name="P22"/>
      <text:p text:style-name="P2"/>
      <text:p text:style-name="P25">Caractéristiques :</text:p>
      <text:p text:style-name="P18">Portée : 20 + perception/<text:span text:style-name="T13">5 mètres (max joueur : 34m ) (arcs et arbalètes, jet à -35 au délà, jusqu'à max 2x la portée)</text:span></text:p>
      <text:p text:style-name="P19">PV : 20 + constit/5 <text:span text:style-name="T14">(max joueur : 34 PV)</text:span></text:p>
      <text:p text:style-name="P20">Energie : <text:span text:style-name="T17">20 +intel/5</text:span></text:p>
      <text:p text:style-name="P2"/>
      <text:p text:style-name="P24">Attaques :</text:p>
      <text:p text:style-name="P1"/>
      <text:p text:style-name="P2">soit 1/2 tour pour attaquer à une main</text:p>
      <text:p text:style-name="P2">soit 1 tour pour attaquer à 2M (<text:span text:style-name="T7">2x </text:span>plus de dégâts) ou 2x 1M</text:p>
      <text:p text:style-name="P6"/>
      <text:p text:style-name="P5">Armes 2M / Armes à distance : Agilité</text:p>
      <text:p text:style-name="P5">Armes 1M/ Armes de jet : Force</text:p>
      <text:p text:style-name="P23">Armes 1M légère : agilité </text:p>
      <text:p text:style-name="P8">malus de -10 (torse) à -30 (tête) pour viser une certaine zone</text:p>
      <text:p text:style-name="P12"/>
      <text:p text:style-name="P13">Arme 1M : 1d10 dégâts</text:p>
      <text:p text:style-name="P13">Arme 2M : 2d10 dégâts</text:p>
      <text:p text:style-name="P13">Armes à distance <text:span text:style-name="T8">2M (Arc,Arbalète)</text:span> : 1d10 + <text:span text:style-name="T9">6</text:span> dégâts</text:p>
      <text:p text:style-name="P16">Armes à distance 1M (Armes de jet) : <text:span text:style-name="T9">1d10 +3 dégâts</text:span></text:p>
      <text:p text:style-name="P13">Projectiles random : 1d10 dégâts</text:p>
      <text:p text:style-name="P13">Des armes de qualités supérieures peuvent faire plus de dégâts</text:p>
      <text:p text:style-name="P1"/>
      <text:p text:style-name="P24">Défense :</text:p>
      <text:p text:style-name="P24"/>
      <text:p text:style-name="P9">1 esquive possible par tour, en réaction à une attaque adverse, <text:span text:style-name="T15">ne déplace pas de case</text:span></text:p>
      <text:p text:style-name="P17">Seulement si conscient de l'attaque</text:p>
      <text:p text:style-name="P2"/>
      <text:p text:style-name="P9">Face aux dessins qui sont visés sur une cible, pas d'esquive possible pour cette cible, interrompre uniquement</text:p>
      <text:p text:style-name="P9">Esquive possible en bord de zone</text:p>
      <text:p text:style-name="P2"/>
      <text:p text:style-name="P11"/>
      <text:p text:style-name="P26">Table de la défense physique :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row>
          <table:table-cell table:style-name="Tableau1.A1" office:value-type="string">
            <text:p text:style-name="P29">Contre \ Armé de</text:p>
          </table:table-cell>
          <table:table-cell table:style-name="Tableau1.A1" office:value-type="string">
            <text:p text:style-name="P30">Bouclier</text:p>
          </table:table-cell>
          <table:table-cell table:style-name="Tableau1.A1" office:value-type="string">
            <text:p text:style-name="P29">Arme 2M</text:p>
          </table:table-cell>
          <table:table-cell table:style-name="Tableau1.A1" office:value-type="string">
            <text:p text:style-name="P29">Arme 1M</text:p>
          </table:table-cell>
          <table:table-cell table:style-name="Tableau1.E1" office:value-type="string">
            <text:p text:style-name="P29">Rien <text:span text:style-name="T6">(esquive)</text:span></text:p>
          </table:table-cell>
        </table:table-row>
        <table:table-row>
          <table:table-cell table:style-name="Tableau1.A2" office:value-type="string">
            <text:p text:style-name="P29">Projectile non magique</text:p>
          </table:table-cell>
          <table:table-cell table:style-name="Tableau1.A2" office:value-type="string">
            <text:p text:style-name="P29">Force</text:p>
          </table:table-cell>
          <table:table-cell table:style-name="Tableau1.A2" office:value-type="string">
            <text:p text:style-name="P29">Sans défense</text:p>
          </table:table-cell>
          <table:table-cell table:style-name="Tableau1.A2" office:value-type="string">
            <text:p text:style-name="P29">Sans défense</text:p>
          </table:table-cell>
          <table:table-cell table:style-name="Tableau1.E2" office:value-type="string">
            <text:p text:style-name="P29">Sans défense</text:p>
          </table:table-cell>
        </table:table-row>
        <table:table-row>
          <table:table-cell table:style-name="Tableau1.A2" office:value-type="string">
            <text:p text:style-name="P29">Attaque 2M</text:p>
          </table:table-cell>
          <table:table-cell table:style-name="Tableau1.A2" office:value-type="string">
            <text:p text:style-name="P29">Force +10</text:p>
          </table:table-cell>
          <table:table-cell table:style-name="Tableau1.A2" office:value-type="string">
            <text:p text:style-name="P28"><text:s/><text:span text:style-name="T5">Force</text:span></text:p>
          </table:table-cell>
          <table:table-cell table:style-name="Tableau1.A2" office:value-type="string">
            <text:p text:style-name="P28"><text:s/><text:span text:style-name="T5">Force -30</text:span></text:p>
          </table:table-cell>
          <table:table-cell table:style-name="Tableau1.E2" office:value-type="string">
            <text:p text:style-name="P29">Agilité -10</text:p>
          </table:table-cell>
        </table:table-row>
        <table:table-row>
          <table:table-cell table:style-name="Tableau1.A2" office:value-type="string">
            <text:p text:style-name="P29">Attaque 1M</text:p>
          </table:table-cell>
          <table:table-cell table:style-name="Tableau1.A2" office:value-type="string">
            <text:p text:style-name="P29">Force +20</text:p>
          </table:table-cell>
          <table:table-cell table:style-name="Tableau1.A2" office:value-type="string">
            <text:p text:style-name="P29"><text:s/>Force</text:p>
          </table:table-cell>
          <table:table-cell table:style-name="Tableau1.A2" office:value-type="string">
            <text:p text:style-name="P28"><text:s/><text:span text:style-name="T5">Force -10</text:span></text:p>
          </table:table-cell>
          <table:table-cell table:style-name="Tableau1.E2" office:value-type="string">
            <text:p text:style-name="P29">Agilité</text:p>
          </table:table-cell>
        </table:table-row>
      </table:table>
      <text:p text:style-name="P10"/>
      <text:p text:style-name="P10"/>
      <text:p text:style-name="P24">Armure : </text:p>
      <text:p text:style-name="P8">Base : armure de cuir/pelage : pas de différence</text:p>
      <text:p text:style-name="P8"><text:soft-page-break/>à poil/<text:span text:style-name="T10">toge</text:span> : +<text:span text:style-name="T10">2</text:span> aux dégâts physiques subis</text:p>
      <text:p text:style-name="P8">armure lourde : -<text:span text:style-name="T10">3 </text:span>aux dégats physiques subis, -10 en agilité, à Hauteplume ils ne savent pas dessiner avec</text:p>
      <text:p text:style-name="P2"/>
      <text:p text:style-name="P2">Pas de gant lourd sur la main qui dessine</text:p>
      <text:p text:style-name="P7">Pas de cas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5M39S</meta:editing-duration>
    <meta:editing-cycles>21</meta:editing-cycles>
    <meta:generator>LibreOffice/5.0.6.3$Windows_x86 LibreOffice_project/490fc03b25318460cfc54456516ea2519c11d1aa</meta:generator>
    <dc:date>2019-03-05T23:04:02.004000000</dc:date>
    <meta:document-statistic meta:table-count="1" meta:image-count="0" meta:object-count="0" meta:page-count="3" meta:paragraph-count="86" meta:word-count="614" meta:character-count="3304" meta:non-whitespace-character-count="2766"/>
    <meta:user-defined meta:name="Info 1"/>
    <meta:user-defined meta:name="Info 2"/>
    <meta:user-defined meta:name="Info 3"/>
    <meta:user-defined meta:name="Info 4"/>
  </office:meta>
</office:document-meta>
</file>